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W</mi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i>W</mi>
          <mi>j</mi>
        </msub>
      </mrow>
      <mrow>
        <mo stretchy="false">(</mo>
        <mrow>
          <msub>
            <mi>q</mi>
            <mi>j</mi>
          </msub>
          <mi>;</mi>
          <mi/>
          <msub>
            <mo stretchy="false">α</mo>
            <mn>1</mn>
          </msub>
          <mi>,</mi>
          <mo stretchy="false">…</mo>
          <mi>,</mi>
          <msub>
            <mo stretchy="false">α</mo>
            <mi>S</mi>
          </msub>
        </mrow>
        <mo stretchy="false">)</mo>
      </mrow>
    </mrow>
    <annotation encoding="StarMath 5.0">W `=` sum from j=1 to S W _j ( q_j ; ` %ialpha_1 , dotslow , %ialpha_S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8:01:49.099000000</meta:creation-date>
    <meta:generator>LibreOffice/4.1.4.2$Windows_x86 LibreOffice_project/0a0440ccc0227ad9829de5f46be37cfb6edcf72</meta:generator>
  </office:meta>
</office:document-meta>
</file>